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8.627cm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592cm" svg:height="5.657cm" svg:x="17.181cm" svg:y="14.796cm">
            <draw:object draw:notify-on-update-of-ranges="Sheet1.D1:Sheet1.D10 Sheet1.E1:Sheet1.E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969cm" svg:height="6.629cm" svg:x="32.204cm" svg:y="13.759cm">
            <draw:object draw:notify-on-update-of-ranges="Sheet1.N1:Sheet1.N3 Sheet1.O1:Sheet1.O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1.013cm" svg:height="6.295cm" svg:x="25.221cm" svg:y="4.728cm">
            <draw:object draw:notify-on-update-of-ranges="Sheet1.N1:Sheet1.N3 Sheet1.P1:Sheet1.P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41" calcext:value-type="float">
            <text:p>0.41</text:p>
          </table:table-cell>
          <table:table-cell office:value-type="float" office:value="0.002" calcext:value-type="float">
            <text:p>0.002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44" calcext:value-type="float">
            <text:p>0.44</text:p>
          </table:table-cell>
          <table:table-cell office:value-type="float" office:value="0.004" calcext:value-type="float">
            <text:p>0.004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49" calcext:value-type="float">
            <text:p>0.49</text:p>
          </table:table-cell>
          <table:table-cell office:value-type="float" office:value="0.006" calcext:value-type="float">
            <text:p>0.006</text:p>
          </table:table-cell>
          <table:table-cell table:number-columns-repeated="1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56" calcext:value-type="float">
            <text:p>0.56</text:p>
          </table:table-cell>
          <table:table-cell office:value-type="float" office:value="0.008" calcext:value-type="float">
            <text:p>0.008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75" calcext:value-type="float">
            <text:p>0.75</text:p>
          </table:table-cell>
          <table:table-cell office:value-type="float" office:value="0.012" calcext:value-type="float">
            <text:p>0.012</text:p>
          </table:table-cell>
          <table:table-cell table:number-columns-repeated="10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89" calcext:value-type="float">
            <text:p>0.89</text:p>
          </table:table-cell>
          <table:table-cell office:value-type="float" office:value="0.014" calcext:value-type="float">
            <text:p>0.014</text:p>
          </table:table-cell>
          <table:table-cell table:number-columns-repeated="10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1.4" calcext:value-type="float">
            <text:p>1.4</text:p>
          </table:table-cell>
          <table:table-cell office:value-type="float" office:value="0.016" calcext:value-type="float">
            <text:p>0.016</text:p>
          </table:table-cell>
          <table:table-cell table:number-columns-repeated="10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1.8" calcext:value-type="float">
            <text:p>1.8</text:p>
          </table:table-cell>
          <table:table-cell office:value-type="float" office:value="0.018" calcext:value-type="float">
            <text:p>0.01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09:47:28.17930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9:47:30.540493722</meta:creation-date>
    <meta:editing-duration>PT6H7M19S</meta:editing-duration>
    <meta:editing-cycles>2</meta:editing-cycles>
    <meta:generator>LibreOffice/4.2.8.2$Linux_X86_64 LibreOffice_project/420m0$Build-2</meta:generator>
    <dc:date>2016-10-06T16:40:17.978383730</dc:date>
    <meta:document-statistic meta:table-count="1" meta:cell-count="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1:Sheet1.B10" svg:x="0.32cm" svg:y="0.18cm" svg:width="11.264cm" svg:height="8.64cm">
          <chartooo:coordinate-region svg:x="1.047cm" svg:y="0.379cm" svg:width="10.2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  <table:table-cell office:value-type="float" office:value="0.33">
                <text:p>0.33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93cm" svg:height="5.658cm" xlink:href=".." xlink:type="simple" chart:class="chart:scatter" chart:style-name="ch1">
        <chart:legend chart:legend-position="end" svg:x="7.497cm" svg:y="2.281cm" style:legend-expansion="high" chart:style-name="ch2"/>
        <chart:plot-area chart:style-name="ch3" table:cell-range-address="Sheet1.D1:Sheet1.E10" svg:x="0.231cm" svg:y="0.113cm" svg:width="7.035cm" svg:height="5.432cm">
          <chartooo:coordinate-region svg:x="0.958cm" svg:y="0.312cm" svg:width="5.976cm" svg:height="4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10" chart:class="chart:scatter">
            <chart:domain table:cell-range-address="Sheet1.D1:Sheet1.D10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10</svg:desc>
                </draw:g>
              </table:table-cell>
              <table:table-cell office:value-type="float" office:value="0.39">
                <text:p>0.39</text:p>
                <draw:g>
                  <svg:desc>Sheet1.E1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14cm" svg:height="6.296cm" xlink:href=".." xlink:type="simple" chart:class="chart:scatter" chart:style-name="ch1">
        <chart:legend chart:legend-position="end" svg:x="6.918cm" svg:y="2.6cm" style:legend-expansion="high" chart:style-name="ch2"/>
        <chart:plot-area chart:style-name="ch3" table:cell-range-address="Sheet1.N1:Sheet1.N3 Sheet1.P1:Sheet1.P3" svg:x="0.22cm" svg:y="0.125cm" svg:width="6.478cm" svg:height="6.046cm">
          <chartooo:coordinate-region svg:x="0.947cm" svg:y="0.324cm" svg:width="5.326cm" svg:height="5.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1:Sheet1.P3" chart:class="chart:scatter">
            <chart:domain table:cell-range-address="Sheet1.N1:Sheet1.N3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1:Sheet1.N3</svg:desc>
                </draw:g>
              </table:table-cell>
              <table:table-cell office:value-type="float" office:value="0.69">
                <text:p>0.69</text:p>
                <draw:g>
                  <svg:desc>Sheet1.P1:Sheet1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.36">
                <text:p>2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7cm" svg:height="6.63cm" xlink:href=".." xlink:type="simple" chart:class="chart:scatter" chart:style-name="ch1">
        <chart:legend chart:legend-position="end" svg:x="6.848cm" svg:y="2.767cm" style:legend-expansion="high" chart:style-name="ch2"/>
        <chart:plot-area chart:style-name="ch3" table:cell-range-address="Sheet1.N1:Sheet1.O3" svg:x="-0.029cm" svg:y="0.139cm" svg:width="8.919cm" svg:height="6.586cm">
          <chartooo:coordinate-region svg:x="0.698cm" svg:y="0.338cm" svg:width="7.767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:Sheet1.O3" chart:class="chart:scatter">
            <chart:domain table:cell-range-address="Sheet1.N1:Sheet1.N3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1:Sheet1.N3</svg:desc>
                </draw:g>
              </table:table-cell>
              <table:table-cell office:value-type="float" office:value="0.52">
                <text:p>0.52</text:p>
                <draw:g>
                  <svg:desc>Sheet1.O1:Sheet1.O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57">
                <text:p>1.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